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&lt;!DOCTYPE html&gt;</text:p>
      <text:p text:style-name="Normal">&lt;html lang="en"&gt;</text:p>
      <text:p text:style-name="Normal"><text:s text:c="2"/>&lt;head&gt;</text:p>
      <text:p text:style-name="Normal"><text:s text:c="4"/>&lt;title&gt;My Personal Portfolio&lt;/title&gt;</text:p>
      <text:p text:style-name="Normal"><text:s text:c="4"/>&lt;meta charset="utf-8" /&gt;</text:p>
      <text:p text:style-name="Normal"><text:s text:c="4"/>&lt;link rel="stylesheet" href="https://stackpath.bootstrapcdn.com/bootstrap/4.3.1/css/bootstrap.min.css" integrity="sha384-ggOyR0iXCbMQv3Xipma34MD+dH/1fQ784/j6cY/iJTQUOhcWr7x9JvoRxT2MZw1T" crossorigin="anonymous"&gt;</text:p>
      <text:p text:style-name="Normal"><text:s text:c="4"/>&lt;link href='https://fonts.googleapis.com/css?family=Roboto:300,400,700' rel='stylesheet' type='text/css'&gt;</text:p>
      <text:p text:style-name="Normal"><text:s text:c="4"/>&lt;link href="style.css" type="text/css" rel="stylesheet"&gt;</text:p>
      <text:p text:style-name="Normal"><text:s text:c="2"/>&lt;/head&gt;</text:p>
      <text:p text:style-name="Normal"><text:s text:c="2"/>&lt;body&gt;</text:p>
      <text:p text:style-name="Normal"><text:s text:c="4"/>&lt;header class="container"&gt;</text:p>
      <text:p text:style-name="Normal"><text:s text:c="2"/>&lt;div class="row"&gt;</text:p>
      <text:p text:style-name="Normal"><text:s text:c="4"/>&lt;h1 class="col-sm-10"&gt;BOUTAGHAT-MATAGNE Jasmine&lt;/h1&gt;</text:p>
      <text:p text:style-name="Normal"><text:s text:c="4"/>&lt;nav class="col-sm-14"&gt;</text:p>
      <text:p text:style-name="Normal"><text:s text:c="6"/>&lt;a href="index.html"&gt;Home&lt;/a&gt;</text:p>
      <text:p text:style-name="Normal"><text:s text:c="6"/>&lt;a href="about.html"&gt;Mes diplômes et formations&lt;/a&gt;</text:p>
      <text:p text:style-name="Normal"><text:s text:c="6"/>&lt;a href="education.html"&gt;Mes expériences professionnelles&lt;/a&gt;</text:p>
      <text:p text:style-name="Normal"><text:s text:c="6"/>&lt;a href="experience.html"&gt;En connaître un peu plus sur moi&lt;/a&gt;</text:p>
      <text:p text:style-name="Normal"><text:s text:c="6"/>&lt;/nav&gt;</text:p>
      <text:p text:style-name="Normal"><text:s text:c="4"/>&lt;/div&gt;</text:p>
      <text:p text:style-name="Normal"><text:s text:c="2"/>&lt;/header&gt;</text:p>
      <text:p text:style-name="Normal"><text:s text:c="2"/>&lt;section class="jumbotron"&gt;</text:p>
      <text:p text:style-name="Normal"><text:s text:c="2"/>&lt;div class="container"&gt;</text:p>
      <text:p text:style-name="Normal"><text:s text:c="4"/>&lt;div class="row"&gt;</text:p>
      <text:p text:style-name="Normal"><text:s text:c="6"/>&lt;h2&gt;"Me contacter"&lt;/h2&gt;</text:p>
      <text:p text:style-name="Normal"><text:s text:c="6"/>&lt;/div&gt;</text:p>
      <text:p text:style-name="Normal"><text:s text:c="4"/>&lt;/div&gt;</text:p>
      <text:p text:style-name="Normal"><text:s text:c="2"/>&lt;/section&gt;</text:p>
      <text:p text:style-name="Normal"><text:s text:c="2"/>&lt;section class="container"&gt;</text:p>
      <text:p text:style-name="Normal"><text:s text:c="4"/>&lt;div class="row 'justify-content-center'"&gt;</text:p>
      <text:p text:style-name="Normal"><text:s text:c="6"/>&lt;div class="col-sm-6"&gt;</text:p>
      <text:p text:style-name="Normal"><text:s text:c="8"/>&lt;h4&gt;Par voie postale&lt;/h4&gt;</text:p>
      <text:p text:style-name="Normal"><text:s text:c="8"/>&lt;p&gt;60 rue de la Grande Tousque</text:p>
      <text:p text:style-name="Normal"><text:s text:c="8"/>&lt;/p&gt;</text:p>
      <text:p text:style-name="Normal"><text:s text:c="8"/>&lt;p&gt;13100 - Aix en Provence&lt;/p&gt;</text:p>
      <text:p text:style-name="Normal"><text:s text:c="8"/>&lt;h4&gt;Par mail &lt;/h4&gt;</text:p>
      <text:p text:style-name="Normal"><text:s text:c="8"/>&lt;p&gt;jasminebtg@gmail.com&lt;/p&gt;</text:p>
      <text:p text:style-name="Normal"><text:s text:c="7"/>&lt;h4&gt;Par téléphone&lt;/h4&gt;</text:p>
      <text:p text:style-name="Normal"><text:s text:c="8"/>&lt;p&gt;0672905216&lt;/p&gt;</text:p>
      <text:p text:style-name="Normal"><text:s text:c="8"/></text:p>
      <text:p text:style-name="Normal"><text:s text:c="8"/>&lt;/div&gt;</text:p>
      <text:p text:style-name="Normal"><text:s text:c="6"/>&lt;/div&gt;</text:p>
      <text:p text:style-name="Normal">&lt;/section&gt;</text:p>
      <text:p text:style-name="Normal">&lt;footer class="container"&gt;</text:p>
      <text:p text:style-name="Normal"><text:s text:c="4"/>&lt;div class="row"&gt;</text:p>
      <text:p text:style-name="Normal"><text:s text:c="4"/>&lt;div class="col-sm-4"&gt;&amp;copy; 2021 BOUTAGHAT-MATAGNE Jasmine&lt;/div&gt;<text:s/></text:p>
      <text:p text:style-name="Normal">&lt;div class="col-sm-2"&gt; &lt;a href="https://www.linkedin.com/in/jasmine-boutaghat-matagne-049b83208/" target="_blank"&gt;Linkedin&lt;/a&gt; &lt;div/&gt;<text:s/></text:p>
      <text:p text:style-name="Normal">&lt;div class="col-sm-2"&gt; &lt;a href="https://instagram.com/colette_btg" target="_blank"&gt;Instagram&lt;/a&gt; &lt;div/&gt;<text:s/></text:p>
      <text:p text:style-name="Normal">&lt;div class="col-sm-2"&gt; &lt;a href="https://twitter.com/BoutaghatJ" target="_blank"&gt;Twitter&lt;/a&gt; &lt;div/&gt;<text:s/></text:p>
      <text:p text:style-name="Normal"><text:s text:c="6"/>&lt;/div&gt;</text:p>
      <text:p text:style-name="Normal"><text:s text:c="6"/></text:p>
      <text:p text:style-name="Normal">&lt;/footer&gt;</text:p>
      <text:p text:style-name="Normal"><text:s/></text:p>
      <text:p text:style-name="Normal"><text:s/></text:p>
      <text:p text:style-name="Normal"><text:s text:c="2"/>&lt;/body&gt;</text:p>
      <text:p text:style-name="Normal">&lt;/html&gt;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smine Boutaghat-Matagne</meta:initial-creator>
    <dc:creator>Jasmine Boutaghat-Matagne</dc:creator>
    <meta:creation-date>2021-03-26T11:29:00Z</meta:creation-date>
    <dc:date>2021-03-26T11:29:00Z</dc:date>
    <meta:template xlink:href="Normal.dotm" xlink:type="simple"/>
    <meta:editing-cycles>1</meta:editing-cycles>
    <meta:editing-duration>PT0S</meta:editing-duration>
    <meta:document-statistic meta:page-count="1" meta:paragraph-count="3" meta:word-count="304" meta:character-count="1974" meta:row-count="13" meta:non-whitespace-character-count="1673"/>
  </office:meta>
</office:document-meta>
</file>